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22">
            <text:p>22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295.454545454545">
            <text:p>295.4545454545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7/6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>
            <text:p>02/07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>
            <text:p>04/07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>
            <text:p>08/07/1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 table:number-rows-repeated="9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7-08T17:53:06</dc:date>
    <dc:creator>Natalia </dc:creator>
    <meta:editing-duration>PT5M35S</meta:editing-duration>
    <meta:editing-cycles>49</meta:editing-cycles>
    <meta:generator>LibreOffice/3.5$Linux_X86_64 LibreOffice_project/350m1$Build-2</meta:generator>
    <meta:document-statistic meta:table-count="3" meta:cell-count="25" meta:object-count="0"/>
  </office:meta>
</office:document-meta>
</file>